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layfair Display" svg:font-family="'Playfair Display'"/>
    <style:font-face style:name="CMU Typewriter Text" svg:font-family="'CMU Typewriter Text'" style:font-family-generic="modern" style:font-pitch="variable"/>
    <style:font-face style:name="CMU Classical Serif" svg:font-family="'CMU Classical Serif'" style:font-adornments="Cursiva" style:font-family-generic="roman" style:font-pitch="variable"/>
    <style:font-face style:name="CMU Serif2" svg:font-family="'CMU Serif'"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393cm" table:align="right"/>
    </style:style>
    <style:style style:name="Table1.A" style:family="table-column">
      <style:table-column-properties style:column-width="4.41cm"/>
    </style:style>
    <style:style style:name="Table1.B" style:family="table-column">
      <style:table-column-properties style:column-width="5.115cm"/>
    </style:style>
    <style:style style:name="Table1.C" style:family="table-column">
      <style:table-column-properties style:column-width="4.868cm"/>
    </style:style>
    <style:style style:name="Table1.A1" style:family="table-cell">
      <style:table-cell-properties fo:background-color="#81aca6" fo:padding="0.097cm" fo:border-left="0.05pt solid #000000" fo:border-right="none" fo:border-top="0.05pt solid #000000" fo:border-bottom="0.05pt solid #000000">
        <style:background-image/>
      </style:table-cell-properties>
    </style:style>
    <style:style style:name="Table1.C1" style:family="table-cell">
      <style:table-cell-properties fo:background-color="#81aca6" fo:padding="0.097cm" fo:border="0.05pt solid #000000">
        <style:background-image/>
      </style:table-cell-properties>
    </style:style>
    <style:style style:name="Table1.A2" style:family="table-cell">
      <style:table-cell-properties fo:background-color="#81aca6"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P1" style:family="paragraph" style:parent-style-name="Horizontal_20_Line">
      <style:text-properties officeooo:paragraph-rsid="00fbbca6"/>
    </style:style>
    <style:style style:name="P2" style:family="paragraph" style:parent-style-name="Standard">
      <style:paragraph-properties fo:text-align="center" style:justify-single-word="false"/>
      <style:text-properties fo:background-color="#ffffff"/>
    </style:style>
    <style:style style:name="P3" style:family="paragraph" style:parent-style-name="Standard">
      <style:text-properties officeooo:rsid="010b7632" officeooo:paragraph-rsid="010b7632"/>
    </style:style>
    <style:style style:name="P4" style:family="paragraph" style:parent-style-name="Text_20_body">
      <style:text-properties fo:font-style="normal" officeooo:rsid="00f87bb5" officeooo:paragraph-rsid="010b7632" style:font-style-asian="normal" style:font-style-complex="normal"/>
    </style:style>
    <style:style style:name="P5" style:family="paragraph" style:parent-style-name="Text_20_body" style:list-style-name="L12">
      <style:text-properties fo:font-style="normal" officeooo:rsid="00f87bb5" officeooo:paragraph-rsid="010d35e4" style:font-style-asian="normal" style:font-style-complex="normal"/>
    </style:style>
    <style:style style:name="P6" style:family="paragraph" style:parent-style-name="Text_20_body">
      <style:text-properties fo:font-style="normal" officeooo:rsid="010d35e4" officeooo:paragraph-rsid="010d35e4" style:font-style-asian="normal" style:font-style-complex="normal"/>
    </style:style>
    <style:style style:name="P7" style:family="paragraph" style:parent-style-name="Text_20_body">
      <style:text-properties fo:font-size="10pt" officeooo:paragraph-rsid="010c601b" style:font-size-asian="10pt" style:font-size-complex="10pt"/>
    </style:style>
    <style:style style:name="P8" style:family="paragraph" style:parent-style-name="Text_20_body" style:list-style-name="L2">
      <style:text-properties fo:font-size="10pt" officeooo:paragraph-rsid="010b7632" style:font-size-asian="10pt" style:font-size-complex="10pt"/>
    </style:style>
    <style:style style:name="P9" style:family="paragraph" style:parent-style-name="Text_20_body" style:list-style-name="L3">
      <style:text-properties fo:font-size="10pt" officeooo:paragraph-rsid="010b7632" style:font-size-asian="10pt" style:font-size-complex="10pt"/>
    </style:style>
    <style:style style:name="P10" style:family="paragraph" style:parent-style-name="Text_20_body" style:list-style-name="L5">
      <style:text-properties fo:font-size="10pt" officeooo:paragraph-rsid="010b7632" style:font-size-asian="10pt" style:font-size-complex="10pt"/>
    </style:style>
    <style:style style:name="P11" style:family="paragraph" style:parent-style-name="Text_20_body" style:list-style-name="L6">
      <style:text-properties fo:font-size="10pt" officeooo:paragraph-rsid="010c601b" style:font-size-asian="10pt" style:font-size-complex="10pt"/>
    </style:style>
    <style:style style:name="P12" style:family="paragraph" style:parent-style-name="Text_20_body" style:list-style-name="L7">
      <style:text-properties fo:font-size="10pt" officeooo:paragraph-rsid="010c601b" style:font-size-asian="10pt" style:font-size-complex="10pt"/>
    </style:style>
    <style:style style:name="P13" style:family="paragraph" style:parent-style-name="Text_20_body" style:list-style-name="L8">
      <style:text-properties fo:font-size="10pt" officeooo:paragraph-rsid="010c601b" style:font-size-asian="10pt" style:font-size-complex="10pt"/>
    </style:style>
    <style:style style:name="P14" style:family="paragraph" style:parent-style-name="Text_20_body" style:list-style-name="L9">
      <style:text-properties fo:font-size="10pt" officeooo:paragraph-rsid="010c601b" style:font-size-asian="10pt" style:font-size-complex="10pt"/>
    </style:style>
    <style:style style:name="P15" style:family="paragraph" style:parent-style-name="Text_20_body" style:list-style-name="L10">
      <style:text-properties fo:font-size="10pt" officeooo:paragraph-rsid="010c601b" style:font-size-asian="10pt" style:font-size-complex="10pt"/>
    </style:style>
    <style:style style:name="P16" style:family="paragraph" style:parent-style-name="Text_20_body">
      <style:text-properties fo:font-size="10pt" officeooo:paragraph-rsid="010d35e4" style:font-size-asian="10pt" style:font-size-complex="10pt"/>
    </style:style>
    <style:style style:name="P17" style:family="paragraph" style:parent-style-name="Text_20_body">
      <style:text-properties fo:font-size="10pt" fo:font-style="normal" officeooo:rsid="00f87bb5" officeooo:paragraph-rsid="010b7632" style:font-size-asian="10pt" style:font-style-asian="normal" style:font-size-complex="10pt" style:font-style-complex="normal"/>
    </style:style>
    <style:style style:name="P18" style:family="paragraph" style:parent-style-name="Text_20_body">
      <style:text-properties fo:font-size="10pt" fo:font-style="normal" officeooo:rsid="00f87bb5" officeooo:paragraph-rsid="010c601b" style:font-size-asian="10pt" style:font-style-asian="normal" style:font-size-complex="10pt" style:font-style-complex="normal"/>
    </style:style>
    <style:style style:name="P19" style:family="paragraph" style:parent-style-name="Text_20_body">
      <style:text-properties fo:font-size="10pt" fo:font-style="normal" officeooo:rsid="00f87bb5" officeooo:paragraph-rsid="010d35e4" style:font-size-asian="10pt" style:font-style-asian="normal" style:font-size-complex="10pt" style:font-style-complex="normal"/>
    </style:style>
    <style:style style:name="P20" style:family="paragraph" style:parent-style-name="Text_20_body">
      <style:text-properties fo:font-size="10pt" fo:font-style="normal" officeooo:rsid="010d35e4" officeooo:paragraph-rsid="010d35e4" style:font-size-asian="10pt" style:font-style-asian="normal" style:font-size-complex="10pt" style:font-style-complex="normal"/>
    </style:style>
    <style:style style:name="P21" style:family="paragraph" style:parent-style-name="Text_20_body" style:list-style-name="L11">
      <style:text-properties fo:font-size="10pt" fo:font-style="normal" officeooo:rsid="010d35e4" officeooo:paragraph-rsid="010d35e4" style:font-size-asian="10pt" style:font-style-asian="normal" style:font-size-complex="10pt" style:font-style-complex="normal"/>
    </style:style>
    <style:style style:name="P22" style:family="paragraph" style:parent-style-name="Text_20_body">
      <style:text-properties fo:font-size="10pt" fo:font-style="normal" officeooo:rsid="010b7632" officeooo:paragraph-rsid="010b7632" style:font-size-asian="10pt" style:font-style-asian="normal" style:font-size-complex="10pt" style:font-style-complex="normal"/>
    </style:style>
    <style:style style:name="P23" style:family="paragraph" style:parent-style-name="Text_20_body">
      <style:text-properties fo:font-size="10pt" fo:font-style="normal" officeooo:rsid="010c601b" officeooo:paragraph-rsid="010c601b" style:font-size-asian="10pt" style:font-style-asian="normal" style:font-size-complex="10pt" style:font-style-complex="normal"/>
    </style:style>
    <style:style style:name="P24" style:family="paragraph" style:parent-style-name="Text_20_body">
      <style:text-properties fo:font-size="10pt" fo:font-style="normal" fo:font-weight="bold" officeooo:rsid="00f87bb5" officeooo:paragraph-rsid="010c601b" style:font-size-asian="10pt" style:font-style-asian="normal" style:font-weight-asian="bold" style:font-size-complex="10pt" style:font-style-complex="normal" style:font-weight-complex="bold"/>
    </style:style>
    <style:style style:name="P25" style:family="paragraph" style:parent-style-name="Text_20_body">
      <style:text-properties fo:font-size="10pt" fo:font-style="normal" fo:font-weight="bold" officeooo:rsid="00f87bb5" officeooo:paragraph-rsid="010b7632" style:font-size-asian="10pt" style:font-style-asian="normal" style:font-weight-asian="bold" style:font-size-complex="10pt" style:font-style-complex="normal" style:font-weight-complex="bold"/>
    </style:style>
    <style:style style:name="P26" style:family="paragraph" style:parent-style-name="Text_20_body">
      <style:text-properties fo:font-size="10pt" fo:font-style="normal" fo:font-weight="bold" officeooo:rsid="010c601b" officeooo:paragraph-rsid="010c601b" style:font-size-asian="10pt" style:font-style-asian="normal" style:font-weight-asian="bold" style:font-size-complex="10pt" style:font-style-complex="normal" style:font-weight-complex="bold"/>
    </style:style>
    <style:style style:name="P27" style:family="paragraph" style:parent-style-name="Text_20_body">
      <style:text-properties fo:font-size="10pt" fo:font-style="normal" style:text-underline-style="none" officeooo:rsid="00f87bb5" officeooo:paragraph-rsid="010b7632" style:font-size-asian="10pt" style:font-style-asian="normal" style:font-size-complex="10pt" style:font-style-complex="normal"/>
    </style:style>
    <style:style style:name="P28" style:family="paragraph" style:parent-style-name="Text_20_body">
      <style:text-properties fo:font-size="10pt" fo:font-style="italic" officeooo:rsid="00f87bb5" officeooo:paragraph-rsid="010b7632" style:font-size-asian="10pt" style:font-style-asian="italic" style:font-size-complex="10pt" style:font-style-complex="italic"/>
    </style:style>
    <style:style style:name="P29" style:family="paragraph" style:parent-style-name="Text_20_body">
      <style:paragraph-properties fo:margin-left="0.847cm" fo:margin-right="0cm" fo:text-indent="0cm" style:auto-text-indent="false"/>
      <style:text-properties fo:font-size="10pt" fo:font-style="normal" officeooo:rsid="00f87bb5" officeooo:paragraph-rsid="010b7632" style:font-size-asian="10pt" style:font-style-asian="normal" style:font-size-complex="10pt" style:font-style-complex="normal"/>
    </style:style>
    <style:style style:name="P30" style:family="paragraph" style:parent-style-name="Text_20_body" style:list-style-name="L4">
      <style:paragraph-properties fo:margin-top="0cm" fo:margin-bottom="0cm" loext:contextual-spacing="false"/>
      <style:text-properties fo:font-size="10pt" officeooo:paragraph-rsid="010c601b" style:font-size-asian="10pt" style:font-size-complex="10pt"/>
    </style:style>
    <style:style style:name="P31" style:family="paragraph" style:parent-style-name="Subtitle">
      <style:text-properties style:text-underline-style="solid" style:text-underline-width="auto" style:text-underline-color="font-color" officeooo:rsid="010b7632" officeooo:paragraph-rsid="010b7632"/>
    </style:style>
    <style:style style:name="P32" style:family="paragraph" style:parent-style-name="Subtitle">
      <style:text-properties fo:font-style="normal" officeooo:rsid="010b7632" officeooo:paragraph-rsid="010b7632" style:font-style-asian="normal" style:font-style-complex="normal"/>
    </style:style>
    <style:style style:name="P33" style:family="paragraph" style:parent-style-name="Subtitle">
      <style:text-properties fo:font-style="normal" officeooo:rsid="010b7632" officeooo:paragraph-rsid="010c601b" style:font-style-asian="normal" style:font-style-complex="normal"/>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officeooo:rsid="010b7632" officeooo:paragraph-rsid="010b7632" style:font-size-asian="10pt" style:font-size-complex="10pt"/>
    </style:style>
    <style:style style:name="T1" style:family="text">
      <style:text-properties fo:font-style="normal" officeooo:rsid="00f87bb5" style:font-style-asian="normal" style:font-style-complex="normal"/>
    </style:style>
    <style:style style:name="T2" style:family="text">
      <style:text-properties fo:font-style="normal" officeooo:rsid="010c601b" style:font-style-asian="normal" style:font-style-complex="normal"/>
    </style:style>
    <style:style style:name="T3" style:family="text">
      <style:text-properties fo:font-style="normal" officeooo:rsid="010d35e4" style:font-style-asian="normal" style:font-style-complex="normal"/>
    </style:style>
    <style:style style:name="T4" style:family="text">
      <style:text-properties fo:font-style="normal" fo:font-weight="bold" officeooo:rsid="010c601b" style:font-style-asian="normal" style:font-weight-asian="bold" style:font-style-complex="normal" style:font-weight-complex="bold"/>
    </style:style>
    <style:style style:name="T5" style:family="text">
      <style:text-properties officeooo:rsid="010b7632"/>
    </style:style>
    <style:style style:name="T6" style:family="text">
      <style:text-properties fo:font-weight="bold" style:font-weight-asian="bold" style:font-weight-complex="bold"/>
    </style:style>
    <style:style style:name="T7" style:family="text">
      <style:text-properties fo:font-weight="bold" officeooo:rsid="010c601b"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10c601b"/>
    </style:style>
    <style:style style:name="T10" style:family="text">
      <style:text-properties officeooo:rsid="010c601b"/>
    </style:style>
    <style:style style:name="T11" style:family="text">
      <style:text-properties fo:font-weight="normal" style:font-weight-asian="normal" style:font-weight-complex="normal"/>
    </style:style>
    <style:style style:name="T12" style:family="text">
      <style:text-properties fo:font-weight="normal" officeooo:rsid="010c601b" style:font-weight-asian="normal" style:font-weight-complex="normal"/>
    </style:style>
    <style:style style:name="T13" style:family="text">
      <style:text-properties officeooo:rsid="010d35e4"/>
    </style:style>
    <style:style style:name="T14" style:family="text">
      <style:text-properties fo:font-size="10pt" fo:font-style="normal" officeooo:rsid="010d35e4"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esión 1. <text:s text:c="67"/></text:p>
      <text:p text:style-name="P28"/>
      <text:p text:style-name="P27"><text:span text:style-name="T6">VPS</text:span>: <text:span text:style-name="T5">V</text:span>irtual private server</text:p>
      <text:p text:style-name="P17"><text:span text:style-name="T6">LOPD, GPDR</text:span>: normativas de protección de datos.</text:p>
      <text:p text:style-name="P17"><text:span text:style-name="T6">Serverless</text:span>: modo de trabajo en el cual tú no tienes ningún servidor ni propio ni alquilado, sino que tú mandas un código a ejecutar (usando la API del servidor) y el servidor te devuelve el resultado. De esta forma no hay que preocuparse de mantenimiento ni inversión inicial.</text:p>
      <text:p text:style-name="P17"><text:span text:style-name="T6">Contenedor o Docker</text:span>: un contenedor es una recopilación cerrada de aplicaciones, datos o recursos la cual permite ejecutar una determinada aplicación en cualquier SO permitiendo gran portabilidad.</text:p>
      <text:p text:style-name="P17"><text:span text:style-name="T6">Maquina virtual</text:span>: una maquina virtual nos permite simular hardware (cogiéndolo de nuestra maquina) e instalar cualquier SO para hacer uso de el independientemente del SO anfitrión donde se esta ejecutando la máquina virtual.</text:p>
      <text:p text:style-name="P17"><text:span text:style-name="T6">VMSW</text:span>: programa de virtualización (virtual box o VMware), cirtual machine software</text:p>
      <text:p text:style-name="P17"><text:span text:style-name="T6">FDE</text:span>: full disk encription</text:p>
      <text:p text:style-name="P17"><text:span text:style-name="T6">LVM</text:span>: administrador de volúmenes lógicos de Linux. Nos permite crear volúmenes lógicos para ganar flexibilidad y poder redimensionar el espacio sin reiniciar siquiera.</text:p>
      <text:p text:style-name="P17"><text:span text:style-name="T6">RAID</text:span>: redundant array of independent disks. Es un sistema de datos con multiples unidades entre las cuales distribuye y replica los datos. Un raid puede estar implementado en hardware o software.</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HW</text:p>
          </table:table-cell>
          <table:table-cell table:style-name="Table1.C1" office:value-type="string">
            <text:p text:style-name="P35">SF</text:p>
          </table:table-cell>
        </table:table-row>
        <table:table-row>
          <table:table-cell table:style-name="Table1.A2" office:value-type="string">
            <text:p text:style-name="P35">Expansibilidad</text:p>
          </table:table-cell>
          <table:table-cell table:style-name="Table1.B5" office:value-type="string">
            <text:p text:style-name="P35">Menor</text:p>
          </table:table-cell>
          <table:table-cell table:style-name="Table1.C2" office:value-type="string">
            <text:p text:style-name="P35">Mayor</text:p>
          </table:table-cell>
        </table:table-row>
        <table:table-row>
          <table:table-cell table:style-name="Table1.A2" office:value-type="string">
            <text:p text:style-name="P35">Bug/Virus</text:p>
          </table:table-cell>
          <table:table-cell table:style-name="Table1.B5" office:value-type="string">
            <text:p text:style-name="P35">Menor</text:p>
          </table:table-cell>
          <table:table-cell table:style-name="Table1.C3" office:value-type="string">
            <text:p text:style-name="P35">Mayor</text:p>
          </table:table-cell>
        </table:table-row>
        <table:table-row>
          <table:table-cell table:style-name="Table1.A2" office:value-type="string">
            <text:p text:style-name="P35">Precio</text:p>
          </table:table-cell>
          <table:table-cell table:style-name="Table1.B5" office:value-type="string">
            <text:p text:style-name="P35">Mayor</text:p>
          </table:table-cell>
          <table:table-cell table:style-name="Table1.C4" office:value-type="string">
            <text:p text:style-name="P35">Menor</text:p>
          </table:table-cell>
        </table:table-row>
        <table:table-row>
          <table:table-cell table:style-name="Table1.A2" office:value-type="string">
            <text:p text:style-name="P35">Eficiencia</text:p>
          </table:table-cell>
          <table:table-cell table:style-name="Table1.B5" office:value-type="string">
            <text:p text:style-name="P35">Mayor</text:p>
          </table:table-cell>
          <table:table-cell table:style-name="Table1.C5" office:value-type="string">
            <text:p text:style-name="P35">Menor</text:p>
          </table:table-cell>
        </table:table-row>
      </table:table>
      <text:p text:style-name="P17"/>
      <text:p text:style-name="P29"><text:span text:style-name="T6">RAID0</text:span>: no duplica datos, solo reparte la información entre los diferentes discos para acelerar la lectura/escritura</text:p>
      <text:p text:style-name="P29"><text:span text:style-name="T6">RAID1</text:span>: Crea copias exactas en los diferentes discos para aumentar la redundancia de datos y por tanto la seguridad</text:p>
      <text:p text:style-name="P29"><text:span text:style-name="T6">RAID5</text:span>: Divide los datos a nivel de bloque para obtener y almacenar la paridad para detectar y corregir errores. Tiene baja redundancia y necesita 3 discos como mínimo para poder implementarse.</text:p>
      <text:p text:style-name="P29"><text:span text:style-name="T6">RAID6</text:span>: Funciona igual que el 5 pero genera bloques de paridad duplicados y los distribuye entre todos los discos para una mayor seguridad.</text:p>
      <text:p text:style-name="P17"><text:soft-page-break/><text:span text:style-name="T6">MBR</text:span>: Mates Boot Record, registro de arranque principal, conocido también.</text:p>
      <text:p text:style-name="P17"/>
      <text:p text:style-name="P22"><text:span text:style-name="T6">Instalación de ubuntu</text:span>: <text:s/>/* muchas veces hecha */</text:p>
      <text:p text:style-name="P3"/>
      <text:p text:style-name="P32"><text:span text:style-name="T8"/></text:p>
      <text:p text:style-name="P32"><text:span text:style-name="T8">Sesión 2. <text:s text:c="61"/></text:span></text:p>
      <text:p text:style-name="P22"/>
      <text:p text:style-name="P25">Diferencia entre cp /var, /var/., y cp/var/*</text:p>
      <text:list xml:id="list1215994208" text:style-name="L2">
        <text:list-item>
          <text:p text:style-name="P8"><text:span text:style-name="T1">El primero, copia la carpeta en si dejandola en el destino como destino/var/contenidodevar.</text:span></text:p>
        </text:list-item>
        <text:list-item>
          <text:p text:style-name="P8"><text:span text:style-name="T1">El segundo, copia el contenido de var con todos sus archivos ocultos. </text:span></text:p>
        </text:list-item>
        <text:list-item>
          <text:p text:style-name="P8"><text:span text:style-name="T1">El tercero, copia el contenido de var con todos sus archivos (salvo los ocultos).</text:span></text:p>
        </text:list-item>
      </text:list>
      <text:p text:style-name="P17"><text:span text:style-name="T6">SE linux</text:span>: Security-Enhanced Linux (SELinux) es un módulo de seguridad para el kernel Linux que proporciona el mecanismo para soportar políticas de seguridad para el control de acceso, incluyendo controles de acceso obligatorios como los del Departamento de Defensa de Estados Unidos.</text:p>
      <text:p text:style-name="P17"><text:span text:style-name="T6">Atomicidad al copiar</text:span>: <text:span text:style-name="T5">L</text:span>as copias de seguridad de servicios en uso deben ser atómicas ya que un usuario puede escribir mientras se copia corrompiendo la información copiada. En Linux esto se soluciona cambiando el nivel de ejecución (monousuario) con el comando: “systemctl isolate runlevel1.tarjet”</text:p>
      <text:p text:style-name="P17"><text:span text:style-name="T6">/etc/fstab</text:span>: Fichero donde se indican los puntos de montaje que se van a realizar siempre que encendamos el servidor.</text:p>
      <text:p text:style-name="P17"><text:span text:style-name="T6">df -h</text:span>: Muestra el sistema de ficheros.</text:p>
      <text:p text:style-name="P17"><text:span text:style-name="T6">lsblk</text:span>: Visualiza los dispositivos, unidades, particiones y sus capacidades (montadas o no).</text:p>
      <text:p text:style-name="P17"><text:span text:style-name="T6">pvdisplay</text:span>: Visualiza los volúmenes físicos.</text:p>
      <text:p text:style-name="P17"><text:span text:style-name="T6">vgdisplay</text:span>: Visualiza los grupos de volúmenes lógicos.</text:p>
      <text:p text:style-name="P17"><text:span text:style-name="T6">lvdisplay</text:span>: Visualiza los volúmenes lógicos.</text:p>
      <text:p text:style-name="P17"><text:span text:style-name="T6">fdisk</text:span>: Con esta herramienta podremos crear, eliminar, redimensionar, cambiar o copiar y mover particiones usando el sencillo menú que ofrece.</text:p>
      <text:p text:style-name="P17"><text:span text:style-name="T6">mount</text:span>: Sirve para montar particiones al sistema de archivos.</text:p>
      <text:p text:style-name="P17"><text:span text:style-name="T6">umount</text:span>: <text:span text:style-name="T5">S</text:span>irve para desmontar particiones del sistema de archivos.</text:p>
      <text:p text:style-name="P17"><text:span text:style-name="T6">pvcreate</text:span>: Crea un volumen físico.</text:p>
      <text:p text:style-name="P17"><text:span text:style-name="T6">vgextend</text:span>: Crea un grupo de volúmenes lógicos.</text:p>
      <text:p text:style-name="P17"><text:span text:style-name="T6">lvcreate</text:span>: Crea un volumen logico</text:p>
      <text:p text:style-name="P17"><text:soft-page-break/><text:span text:style-name="T6">mkfs</text:span>: Crea una partición en un dispositivo o volumen lógico.</text:p>
      <text:p text:style-name="P17"><text:span text:style-name="T6">Restorecon</text:span>: Restaura el contexto</text:p>
      <text:p text:style-name="P17"><text:span text:style-name="T6">vi:</text:span><text:tab/></text:p>
      <text:list xml:id="list2097598220" text:style-name="L3">
        <text:list-item>
          <text:p text:style-name="P9"><text:span text:style-name="T1">Con i entra en modo inserción de texto.</text:span></text:p>
        </text:list-item>
        <text:list-item>
          <text:p text:style-name="P9"><text:span text:style-name="T1">Con esc entra en modo comando.</text:span></text:p>
        </text:list-item>
        <text:list-item>
          <text:p text:style-name="P9"><text:span text:style-name="T1">Con :wq Comando para guardar y cerrar el archivo. o q! comando para cerrar sin guardar.</text:span></text:p>
          <text:p text:style-name="P9"><text:span text:style-name="T1"/></text:p>
        </text:list-item>
      </text:list>
      <text:p text:style-name="P22"><text:span text:style-name="T6">Instalación de CentOS</text:span>: /* Todo por defecto */</text:p>
      <text:p text:style-name="P22"/>
      <text:p text:style-name="P23"><text:span text:style-name="T6">Aplicar /var añadiendo un nuevo disco</text:span>: </text:p>
      <text:list xml:id="list2050738002" text:style-name="L4">
        <text:list-item>
          <text:p text:style-name="P30"><text:span text:style-name="T1">Añadir un nuevo disco a la maquina </text:span><text:span text:style-name="T2">C</text:span><text:span text:style-name="T1">entOs</text:span></text:p>
        </text:list-item>
        <text:list-item>
          <text:p text:style-name="P30"><text:span text:style-name="T1">Crear sistema de archivos.</text:span></text:p>
          <text:list>
            <text:list-item>
              <text:p text:style-name="P30"><text:span text:style-name="T1">Crear volumen físico </text:span></text:p>
            </text:list-item>
            <text:list-item>
              <text:p text:style-name="P30"><text:span text:style-name="T1">Extender el grupo de volúmenes</text:span></text:p>
            </text:list-item>
            <text:list-item>
              <text:p text:style-name="P30"><text:span text:style-name="T1">Crear un nuevo volumen lógico</text:span></text:p>
            </text:list-item>
          </text:list>
        </text:list-item>
        <text:list-item>
          <text:p text:style-name="P30"><text:span text:style-name="T1">Hacer disponibles el volumen lógico (montar) </text:span></text:p>
        </text:list-item>
        <text:list-item>
          <text:p text:style-name="P30"><text:span text:style-name="T1">“copiar los datos de /var”</text:span></text:p>
        </text:list-item>
        <text:list-item>
          <text:p text:style-name="P30"><text:span text:style-name="T1">Asignar un nuevo punto de montaje 6. Liberar espacio</text:span></text:p>
        </text:list-item>
      </text:list>
      <text:p text:style-name="P23"/>
      <text:p text:style-name="P26">1. Añadir un nuevo disco a la maquina CentOs</text:p>
      <text:list xml:id="list1784507876" text:style-name="L5">
        <text:list-item>
          <text:p text:style-name="P10"><text:span text:style-name="T1">En virtual box en el menú maquina → configuración → almacenamiento → añadimos un disco sata nuevo</text:span></text:p>
        </text:list-item>
      </text:list>
      <text:p text:style-name="P24">2. Crear sistema de archivos</text:p>
      <text:list xml:id="list2716843401" text:style-name="L6">
        <text:list-item>
          <text:p text:style-name="P11"><text:span text:style-name="T1">Creamos el volumen fisico con: “</text:span><text:span text:style-name="T2">p</text:span><text:span text:style-name="T1">vcreate /dev/sdb”</text:span></text:p>
        </text:list-item>
        <text:list-item>
          <text:p text:style-name="P11"><text:span text:style-name="T1">Para comprobar utilizamos “pvs” </text:span></text:p>
        </text:list-item>
        <text:list-item>
          <text:p text:style-name="P11"><text:span text:style-name="T1">Extendemos el grupo de volúmenes logicos cl con “ugextend cl /dev/sdb” </text:span></text:p>
        </text:list-item>
        <text:list-item>
          <text:p text:style-name="P11"><text:span text:style-name="T1">Comprobamos con “vgs” </text:span></text:p>
        </text:list-item>
        <text:list-item>
          <text:p text:style-name="P11"><text:span text:style-name="T1">Creamos un volumen lógico de 4G con nombre newvar en el grupo cl con “lvcreate -L 4G -n newvar cl” </text:span></text:p>
        </text:list-item>
      </text:list>
      <text:p text:style-name="P24">3. Copiar los datos de /var</text:p>
      <text:list xml:id="list2507079772" text:style-name="L7">
        <text:list-item>
          <text:p text:style-name="P12"><text:span text:style-name="T1">Creamos una partición en el volumen lógico con “mkfs -t ext4 /dev/cl/newvar </text:span></text:p>
        </text:list-item>
        <text:list-item>
          <text:p text:style-name="P12"><text:span text:style-name="T1">Creamos una carpeta fuera de la raíz para montar el volumen lógico con “mkdir /media/newvar” </text:span></text:p>
        </text:list-item>
        <text:list-item>
          <text:p text:style-name="P12"><text:span text:style-name="T1">Montamos el volumen lógico en la carpeta con “mount /dev/cl/newvar /media/newvar”</text:span></text:p>
        </text:list-item>
      </text:list>
      <text:p text:style-name="P24"><text:span text:style-name="T10">4. </text:span>Copiar los datos de /var</text:p>
      <text:list xml:id="list1957054725" text:style-name="L8">
        <text:list-item>
          <text:p text:style-name="P13"><text:soft-page-break/><text:span text:style-name="T1">Cambiamos el nivel de ejecución a monousuario con “systemctl isolate runlevel1.tarjet” </text:span></text:p>
        </text:list-item>
        <text:list-item>
          <text:p text:style-name="P13"><text:span text:style-name="T1">Copiamos los datos con “cp -ra /var/. /media/newvar” (la opción -ra copia recursivamente -r y copia todos los metadatos también -a) </text:span></text:p>
        </text:list-item>
      </text:list>
      <text:p text:style-name="P24"><text:span text:style-name="T10">5. A</text:span>signar un nuevo punto de montaje</text:p>
      <text:list xml:id="list2903724985" text:style-name="L9">
        <text:list-item>
          <text:p text:style-name="P14"><text:span text:style-name="T1">Modificamos el fichero /etc/fstab con “vi /etc/fstab” </text:span></text:p>
        </text:list-item>
        <text:list-item>
          <text:p text:style-name="P14"><text:span text:style-name="T1">Añadimos la línea: /dev/mapper/cl-newvar /var ext4 defaults 0 0</text:span></text:p>
        </text:list-item>
        <text:list-item>
          <text:p text:style-name="P14"><text:span text:style-name="T1">Montamos los nuevos cambios con “mount -a”</text:span></text:p>
        </text:list-item>
      </text:list>
      <text:p text:style-name="P24">6. Liberar espacio</text:p>
      <text:list xml:id="list3484891407" text:style-name="L10">
        <text:list-item>
          <text:p text:style-name="P15"><text:span text:style-name="T1">Desmontamos /dev/mapper/cl-newvar para que no haya varias carpetas apuntando al mismo bloque del disco con “umount /dev/mapper/cl-newvar</text:span></text:p>
        </text:list-item>
        <text:list-item>
          <text:p text:style-name="P15"><text:span text:style-name="T2">Movemos el contenido de var a una nueva carpeta de seguridad con “mv /var /varOLD</text:span></text:p>
        </text:list-item>
        <text:list-item>
          <text:p text:style-name="P15"><text:span text:style-name="T2">Creamos de nuevo la carpeta /var con “mkdir /var” </text:span></text:p>
        </text:list-item>
        <text:list-item>
          <text:p text:style-name="P15"><text:span text:style-name="T2">Restauramos el contexto de /var con “restorecon /var” </text:span></text:p>
        </text:list-item>
        <text:list-item>
          <text:p text:style-name="P15"><text:span text:style-name="T2">Montamos con la configuración actual con “mount -a”</text:span></text:p>
        </text:list-item>
      </text:list>
      <text:p text:style-name="P33"><text:span text:style-name="T8"/></text:p>
      <text:p text:style-name="P33"><text:span text:style-name="T8"/></text:p>
      <text:p text:style-name="P33"><text:span text:style-name="T8">Sesión </text:span><text:span text:style-name="T9">3</text:span><text:span text:style-name="T8">. <text:s text:c="60"/></text:span></text:p>
      <text:p text:style-name="P7"><text:span text:style-name="T2"/></text:p>
      <text:p text:style-name="P7"><text:span text:style-name="T4">mdadm</text:span><text:span text:style-name="T2">: </text:span>multi device administrator, <text:span text:style-name="T10">s</text:span>irve para administrar los raids en un sistema linux</text:p>
      <text:p text:style-name="P7"><text:span text:style-name="T6">ip add</text:span>: Vemos las interfaces de red (como ifconfig, pero ifconfig esta obsoleto)</text:p>
      <text:p text:style-name="P7"><text:span text:style-name="T6">lspci: </text:span>muestra el hardware en el bus pci (para maquinas virtuales es muy útil)</text:p>
      <text:p text:style-name="P7"><text:span text:style-name="T6">blkid</text:span>: Obtener tipo de partición, UUID y el identificador del nodo</text:p>
      <text:p text:style-name="P7"><text:span text:style-name="T6">ipup </text:span><text:span text:style-name="T7">&lt;inferfaz&gt;</text:span><text:span text:style-name="T10">: </text:span>muestra el hardware en el bus pci (para maquinas virtuales es muy útil) • ipup </text:p>
      <text:p text:style-name="P17"><text:span text:style-name="T6">ifdown</text:span>: desactiva una interfaz de red</text:p>
      <text:p text:style-name="P18"><text:span text:style-name="T6">shred</text:span><text:span text:style-name="T11">:</text:span> escribe basura en el disco para que nadie pueda modelar la función en caso de que tenga la información antes de cifrarla y después y pueda modelar la función de cifrado</text:p>
      <text:p text:style-name="P18"><text:span text:style-name="T6">lsof</text:span><text:span text:style-name="T11">:</text:span> muestra quien esta usando un recurso en especifico</text:p>
      <text:p text:style-name="P24">cryptsetup<text:span text:style-name="T11">: </text:span><text:span text:style-name="T12">Herramienta que usamos para emcriptar el disco duro.</text:span></text:p>
      <text:p text:style-name="P20"/>
      <text:p text:style-name="P20"><text:soft-page-break/><text:span text:style-name="T6">Crear RAID1 en CentOs para /var</text:span>:</text:p>
      <text:list xml:id="list893745782" text:style-name="L11">
        <text:list-item>
          <text:p text:style-name="P21">Instalamos centOS por defecto </text:p>
        </text:list-item>
        <text:list-item>
          <text:p text:style-name="P21">Vamos a configuración y añadimos 2 discos nuevos.</text:p>
        </text:list-item>
        <text:list-item>
          <text:p text:style-name="P21">Comprobamos que están los disco con el comando “lsblk”</text:p>
        </text:list-item>
        <text:list-item>
          <text:p text:style-name="P21">Activamos la red con “ifup enp0s3” </text:p>
        </text:list-item>
        <text:list-item>
          <text:p text:style-name="P21">Instalamos mdadm con “yum install mdadm” </text:p>
        </text:list-item>
        <text:list-item>
          <text:p text:style-name="P21">Creamos el raid con “mdadm --create /dev/md0 --level=1 --raid-devices=2 /dev/sdb /dev/sdc” </text:p>
        </text:list-item>
        <text:list-item>
          <text:p text:style-name="P21">Comprobamos con “lsblk” </text:p>
        </text:list-item>
        <text:list-item>
          <text:p text:style-name="P21">Creamos un volumen físico con “pvcreate /dev/md0” (Se crea el volumen md0 para que el raid y el sistema estén separados) </text:p>
        </text:list-item>
        <text:list-item>
          <text:p text:style-name="P21">Creamos un grupo de volúmenes lógicos con: “vgcreate pmraid1 /dev/md0” </text:p>
        </text:list-item>
        <text:list-item>
          <text:p text:style-name="P21">Creamos un un volumen lógico en el grupo anterior con: lvcreate -L 1G -n newvar pmraid1 </text:p>
        </text:list-item>
        <text:list-item>
          <text:p text:style-name="P21">Entramos en modo monousuario: “systemctl isolate runlevel1.tarjet” </text:p>
        </text:list-item>
        <text:list-item>
          <text:p text:style-name="P21">Le damos formato al volumen lógico con “mkfs -t ext4 /dev/mapper/pmraid1-newvar” </text:p>
        </text:list-item>
        <text:list-item>
          <text:p text:style-name="P21">Creamos una carpeta para montar el volumen lógico y copiamos el contenido de var a esta con: </text:p>
          <text:list>
            <text:list-item>
              <text:p text:style-name="P21">”mkdir /media/newvar” </text:p>
            </text:list-item>
            <text:list-item>
              <text:p text:style-name="P21">“mount /dev/mapper/pmraid1-newvar /media/newvar/” </text:p>
            </text:list-item>
            <text:list-item>
              <text:p text:style-name="P21">“cp -a /var/. /media/newvar/” </text:p>
            </text:list-item>
          </text:list>
        </text:list-item>
        <text:list-item>
          <text:p text:style-name="P21">Salimos del modo monousuario escribiendo “exit” </text:p>
        </text:list-item>
        <text:list-item>
          <text:p text:style-name="P21">Creamos copia de /var con “mv /var /varOLD” </text:p>
        </text:list-item>
        <text:list-item>
          <text:p text:style-name="P21">Escribimos en el archivo de configuración /etc/fstab para que al inicio del sistema se monte el volumen lógico: /dev/mapper/pmraid1-newvar /var ext4 defaults 0 0 </text:p>
        </text:list-item>
        <text:list-item>
          <text:p text:style-name="P21">Hacemos efectivos los cambios, creamos el nuevo /var y restauramos el contexto con: </text:p>
          <text:list>
            <text:list-item>
              <text:p text:style-name="P21">“mount -a” “mkdir /var” </text:p>
            </text:list-item>
            <text:list-item>
              <text:p text:style-name="P21">“restorecon /var” </text:p>
            </text:list-item>
            <text:list-item>
              <text:p text:style-name="P21">“mount -a” </text:p>
            </text:list-item>
          </text:list>
        </text:list-item>
        <text:list-item>
          <text:p text:style-name="P21">Comprobamos que todo está correcto con: “lsblk”</text:p>
        </text:list-item>
        <text:list-item>
          <text:p text:style-name="P21">Desmontamos /media/newvar con: “umount /media/newvar/”</text:p>
        </text:list-item>
      </text:list>
      <text:p text:style-name="P17"/>
      <text:p text:style-name="P19"><text:soft-page-break/>////////////////////////////////////////////////////////////////////////////////////////////////////////////////////////////////</text:p>
      <text:p text:style-name="P20">Ahora tenemos dos opciones encriptar cada volumen lógico o encriptar cada disco duro </text:p>
      <text:p text:style-name="P20"><text:tab/>a) luks on lvm </text:p>
      <text:p text:style-name="P20"><text:tab/>b) lvm on luks </text:p>
      <text:p text:style-name="P16"><text:span text:style-name="T3">Usamos el a porque así cada volumen lógico podrá tener su clave independiente </text:span>para usar lucks debemos instalar cryptsetup encendemos de nuevo la red con “ifup enp0s3” (se apago al entrar en el modo monousuario) lo instalamos con “yum install cryptsetup”</text:p>
      <text:p text:style-name="P6">///////////////////////////////////////////////////////////////////////////////////////////////////////////</text:p>
      <text:p text:style-name="P4"/>
      <text:list xml:id="list435235499" text:style-name="L12">
        <text:list-item>
          <text:p text:style-name="P5"><text:span text:style-name="T13">C</text:span>opiamos el contenido de /var a la nueva carpeta /varRAID con “cp -a /var/. /varRAID” </text:p>
        </text:list-item>
        <text:list-item>
          <text:p text:style-name="P5"><text:span text:style-name="T13">I</text:span>ntentamos encriptar el volumen logico con: “cryptsetupt lucksFormat /dev/mapper/pmraid1- newvar” (no nos deja porque pmraid1-newvar se está usando) </text:p>
        </text:list-item>
        <text:list-item>
          <text:p text:style-name="P5"><text:span text:style-name="T13">I</text:span>ntentamos desmontar el volumen logico con: “umount /dev/mapper/pmraid1-newvar” (no nos deja porque pmraid1-newvar se está usando)</text:p>
        </text:list-item>
        <text:list-item>
          <text:p text:style-name="P5"><text:span text:style-name="T13">I</text:span>nstalamos lsof con “yum install lsof” ejecutamos “lsof /var” para saber quién está usándolo matamos el proceso que lo está usando con: “kill -9 [numeroPID]”</text:p>
        </text:list-item>
        <text:list-item>
          <text:p text:style-name="P5"><text:span text:style-name="T13">D</text:span>esmontamos el volumen lógico “umount /dev/mapper/pmraid1-newvar” encriptamos la información del volumen logico con: “cryptsetup lucksFormat /dev/mapper/pmraid1-newvar” ya está cifrado</text:p>
        </text:list-item>
        <text:list-item>
          <text:p text:style-name="P5"><text:span text:style-name="T13">A</text:span>hora <text:span text:style-name="T13">activamos</text:span> “cryptsetup luksOpen /dev/mapper/pmraid1-newvar pmraid1-newvar_crypt” </text:p>
        </text:list-item>
        <text:list-item>
          <text:p text:style-name="P5">Para comprobar “ls /dev/mapper/” (debe aparecer ahi) </text:p>
        </text:list-item>
        <text:list-item>
          <text:p text:style-name="P5">Creamos el sistema de ficheros con “mkfs -t ext4 /dev/mapper/pmraid1-newvar_crypt” </text:p>
        </text:list-item>
        <text:list-item>
          <text:p text:style-name="P5">Creamos la carpeta donde se guardara la información encriptada con “mkdir /media/newvar_crypt” </text:p>
        </text:list-item>
        <text:list-item>
          <text:p text:style-name="P5">La montamos con “mount /dev/mapper/pmraid1-newvar_crypt /media/newvar_crypt”</text:p>
        </text:list-item>
        <text:list-item>
          <text:p text:style-name="P5"><text:soft-page-break/><text:span text:style-name="T13">C</text:span>opiamos la información de /varRaid a ella “cp -a /varRAID/. /media/newvar_crypt/” </text:p>
        </text:list-item>
        <text:list-item>
          <text:p text:style-name="P5"><text:span text:style-name="T13">Para m</text:span>ontar el volumen cifrado automáticamente al inicio: Obtenemos el uuid del disco que necesitamos<text:span text:style-name="T13">l</text:span>o metemos en el archivo /etc/crypttab con: “blkid | grep crypto &gt;&gt; /etc/crypttab”</text:p>
        </text:list-item>
        <text:list-item>
          <text:p text:style-name="P5">Accedemos al fichero en cuestión con: “vi /etc/crypttab” <text:span text:style-name="T13">y</text:span> añadimos: pmraid1-newvar_crypt UUID= …. None</text:p>
        </text:list-item>
        <text:list-item>
          <text:p text:style-name="P5"><text:span text:style-name="T13">A</text:span>ccedemos al fichero /etc/fstab con “vi /etc/fstab” y añadimos a la última línea que añadimos anteriormente en la ruta el _crypt Reiniciamos y debe ir bien (pedirá la contraseña)</text:p>
        </text:list-item>
      </text:list>
      <text:p text:style-name="P4"/>
      <text:p text:style-name="P6"><text:span text:style-name="T6">Configuración Red en UBUNTU</text:span>:</text:p>
      <text:p text:style-name="P6"/>
      <text:p text:style-name="P6"><text:span text:style-name="T6">Configuración Red CentOs</text:spa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layfair Display" svg:font-family="'Playfair Display'"/>
    <style:font-face style:name="CMU Typewriter Text" svg:font-family="'CMU Typewriter Text'" style:font-family-generic="modern" style:font-pitch="variable"/>
    <style:font-face style:name="CMU Classical Serif" svg:font-family="'CMU Classical Serif'" style:font-adornments="Cursiva" style:font-family-generic="roman" style:font-pitch="variable"/>
    <style:font-face style:name="CMU Serif2" svg:font-family="'CMU Serif'"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line-height="100%" fo:text-align="start" style:justify-single-word="false" style:page-number="auto"/>
      <style:text-properties style:font-name="CMU Serif" fo:font-family="'CMU Serif'" style:font-style-name="Roman" style:font-family-generic="roman" style:font-pitch="variable" fo:font-size="12pt" fo:font-weight="normal" officeooo:rsid="00309a1f"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fo:font-family="'CMU Serif'" style:font-style-name="Roman" style:font-family-generic="roman" style:font-pitch="variable" fo:font-size="14pt" fo:font-weight="normal"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71699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MU Serif1" fo:font-family="'CMU Serif'" style:font-style-name="Negrita"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Titulo_20_Asignatura" style:display-name="Titulo Asignatura" style:family="paragraph" style:parent-style-name="Title" style:default-outline-level="" style:list-style-name="">
      <loext:graphic-properties draw:fill-image-width="0cm" draw:fill-image-height="0cm"/>
      <style:paragraph-properties>
        <style:tab-stops/>
      </style:paragraph-properties>
      <style:text-properties style:font-name="Times New Roman" fo:font-family="'Times New Roman'" style:font-style-name="Negrita" style:font-family-generic="roman" style:font-pitch="variable" fo:font-size="32pt" fo:font-weight="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ub_20_Titulo" style:display-name="Sub Titulo" style:family="paragraph" style:parent-style-name="Title">
      <loext:graphic-properties draw:fill-image-width="0cm" draw:fill-image-height="0cm"/>
      <style:paragraph-properties style:shadow="none"/>
      <style:text-properties style:font-name="Times New Roman" fo:font-family="'Times New Roman'" style:font-style-name="Negrita" style:font-family-generic="roman" style:font-pitch="variable" fo:font-size="16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ice" style:family="paragraph" style:parent-style-name="Text_20_body" style:master-page-name="">
      <style:paragraph-properties fo:line-height="100%" fo:text-align="start" style:justify-single-word="false" style:page-number="auto"/>
      <style:text-properties style:font-name="CMU Classical Serif" fo:font-family="'CMU Classical Serif'" style:font-style-name="Cursiva" style:font-family-generic="roman" style:font-pitch="variable" fo:font-style="italic"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645cm" style:type="center"/>
          <style:tab-stop style:position="15.28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orizontal_20_Line">
      <style:text-properties officeooo:paragraph-rsid="00fbbca6"/>
    </style:style>
    <style:style style:name="MP2" style:family="paragraph" style:parent-style-name="Standard">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702cm" fo:margin-right="3.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Williams</meta:initial-creator>
    <meta:creation-date>2015-12-09T18:38:12.684376349</meta:creation-date>
    <dc:date>2018-10-09T16:18:52.672913629</dc:date>
    <meta:editing-duration>P2DT46M14S</meta:editing-duration>
    <meta:editing-cycles>94</meta:editing-cycles>
    <meta:generator>LibreOffice/6.1.2.1$Linux_X86_64 LibreOffice_project/10$Build-1</meta:generator>
    <meta:document-statistic meta:table-count="1" meta:image-count="0" meta:object-count="0" meta:page-count="7" meta:paragraph-count="150" meta:word-count="1611" meta:character-count="10596" meta:non-whitespace-character-count="8967"/>
  </office:meta>
</office:document-meta>
</file>